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3C87800003DA00000571DEBA4815F0F5F20F6.svg" manifest:media-type="image/svg+xml"/>
  <manifest:file-entry manifest:full-path="Pictures/100002010000025200000349694F44AC869CC5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4.478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8.263cm"/>
    </style:style>
    <style:style style:name="gr3" style:family="graphic" style:parent-style-name="standard">
      <style:graphic-properties svg:stroke-width="0.035cm" svg:stroke-color="#ff0000" draw:marker-start-width="0.252cm" draw:marker-end-width="0.252cm" draw:fill="none" draw:fill-color="#729fcf" draw:textarea-horizontal-align="justify" draw:textarea-vertical-align="middle" draw:auto-grow-height="false" fo:min-height="4.83cm" fo:min-width="0.135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8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style:text-properties fo:color="#ff3333" style:font-name="Times New Roman" fo:font-size="14pt"/>
    </style:style>
    <style:style style:name="P5" style:family="paragraph">
      <loext:graphic-properties draw:fill="none" draw:fill-color="#ffffff"/>
      <style:text-properties fo:color="#ff3333" style:font-name="Times New Roman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ChordLabelSample.svg" draw:style-name="gr1" draw:text-style-name="P1" draw:layer="layout" svg:width="15.775cm" svg:height="7.821cm" svg:x="3.132cm" svg:y="6.588cm">
          <draw:image xlink:href="Pictures/1003C87800003DA00000571DEBA4815F0F5F20F6.svg" xlink:type="simple" xlink:show="embed" xlink:actuate="onLoad">
            <text:p/>
          </draw:image>
          <draw:image xlink:href="Pictures/100002010000025200000349694F44AC869CC5B9.png" xlink:type="simple" xlink:show="embed" xlink:actuate="onLoad"/>
        </draw:frame>
        <draw:custom-shape draw:style-name="gr2" draw:text-style-name="P2" draw:layer="layout" svg:width="8.763cm" svg:height="0.508cm" svg:x="8.239cm" svg:y="13.4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5.08cm" svg:x="8.266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2.36cm" svg:height="0.81cm" svg:x="7.499cm" svg:y="13.573cm">
          <draw:text-box>
            <text:p text:style-name="P4">Harmon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8T17:24:09.692000000</meta:creation-date>
    <dc:date>2017-07-19T13:32:26.212000000</dc:date>
    <meta:editing-duration>PT6M40S</meta:editing-duration>
    <meta:editing-cycles>2</meta:editing-cycles>
    <meta:generator>LibreOffice/5.2.2.2$Windows_x86 LibreOffice_project/8f96e87c890bf8fa77463cd4b640a2312823f3ad</meta:generator>
    <meta:document-statistic meta:object-count="4"/>
  </office:meta>
</office:document-meta>
</file>